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413f7" officeooo:paragraph-rsid="000413f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413f7" officeooo:paragraph-rsid="000413f7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ME</text:p>
      <text:p text:style-name="P1">Structures de données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20:39:17.837780380</meta:creation-date>
    <dc:date>2020-03-02T21:01:18.717253056</dc:date>
    <meta:editing-duration>PT1M50S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9"/>
    <meta:generator>LibreOffice/6.3.4.2$Linux_X86_64 LibreOffice_project/30$Build-2</meta:generator>
  </office:meta>
</office:document-meta>
</file>